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ildren</text:p>
          </table:table-cell>
          <table:table-cell table:number-columns-repeated="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64000" calcext:value-type="float">
            <text:p>640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256000" calcext:value-type="float">
            <text:p>256000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6:30:58.780234420</meta:creation-date>
    <dc:date>2015-04-02T16:36:25.420774173</dc:date>
    <meta:editing-duration>P0D</meta:editing-duration>
    <meta:editing-cycles>1</meta:editing-cycles>
    <meta:document-statistic meta:table-count="1" meta:cell-count="52" meta:object-count="0"/>
    <meta:generator>LibreOffice/4.2.7.2$Linux_X86_64 LibreOffice_project/420m0$Build-2</meta:generator>
  </office:meta>
</office:document-meta>
</file>